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rovo </text:p>
          </table:table-cell>
          <table:table-cell office:value-type="string" calcext:value-type="string">
            <text:p>-avg sq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table:formula="of:=POWER([.A2]-[.$A$8];2)" office:value-type="float" office:value="0.0000608400000000005" calcext:value-type="float">
            <text:p>6.08400000000005E-05</text:p>
          </table:table-cell>
        </table:table-row>
        <table:table-row table:style-name="ro1">
          <table:table-cell office:value-type="float" office:value="0.473" calcext:value-type="float">
            <text:p>0.473</text:p>
          </table:table-cell>
          <table:table-cell table:formula="of:=POWER([.A3]-[.$A$8];2)" office:value-type="float" office:value="0.000000640000000000037" calcext:value-type="float">
            <text:p>6.40000000000037E-07</text:p>
          </table:table-cell>
        </table:table-row>
        <table:table-row table:style-name="ro1">
          <table:table-cell office:value-type="float" office:value="0.486" calcext:value-type="float">
            <text:p>0.486</text:p>
          </table:table-cell>
          <table:table-cell table:formula="of:=POWER([.A4]-[.$A$8];2)" office:value-type="float" office:value="0.000190440000000001" calcext:value-type="float">
            <text:p>0.000190440000000001</text:p>
          </table:table-cell>
        </table:table-row>
        <table:table-row table:style-name="ro1">
          <table:table-cell office:value-type="float" office:value="0.443" calcext:value-type="float">
            <text:p>0.443</text:p>
          </table:table-cell>
          <table:table-cell table:formula="of:=POWER([.A5]-[.$A$8];2)" office:value-type="float" office:value="0.000852639999999997" calcext:value-type="float">
            <text:p>0.000852639999999997</text:p>
          </table:table-cell>
        </table:table-row>
        <table:table-row table:style-name="ro1">
          <table:table-cell office:value-type="float" office:value="0.479" calcext:value-type="float">
            <text:p>0.479</text:p>
          </table:table-cell>
          <table:table-cell table:formula="of:=POWER([.A6]-[.$A$8];2)" office:value-type="float" office:value="0.0000462400000000004" calcext:value-type="float">
            <text:p>4.62400000000004E-0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formula="of:=AVERAGE([.A2:.A6])" office:value-type="float" office:value="0.4722" calcext:value-type="float">
            <text:p>0.4722</text:p>
          </table:table-cell>
          <table:table-cell table:formula="of:=SUM([.B2:.B6])" office:value-type="float" office:value="0.0011508" calcext:value-type="float">
            <text:p>0.001150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igma</text:p>
          </table:table-cell>
          <table:table-cell table:formula="of:=SQRT([.B8]/5)" office:value-type="float" office:value="0.0151710250148103" calcext:value-type="float">
            <text:p>0.0151710250148103</text:p>
          </table:table-cell>
        </table:table-row>
        <table:table-row table:style-name="ro1">
          <table:table-cell/>
          <table:table-cell table:formula="of:=ROUND([.B10];3)"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12:55:40.06503172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8T12:54:52.957569515</meta:creation-date>
    <dc:date>2023-12-22T14:21:58.154481844</dc:date>
    <meta:editing-duration>P2DT6H59M50S</meta:editing-duration>
    <meta:editing-cycles>5</meta:editing-cycles>
    <meta:generator>LibreOffice/7.6.2.1$MacOSX_AARCH64 LibreOffice_project/56f7684011345957bbf33a7ee678afaf4d2ba333</meta:generator>
    <meta:document-statistic meta:table-count="1" meta:cell-count="17" meta:object-count="0"/>
  </office:meta>
</office:document-meta>
</file>